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0fe02e" officeooo:paragraph-rsid="000fe02e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officeooo:rsid="000fe02e" officeooo:paragraph-rsid="000fe02e"/>
    </style:style>
    <style:style style:name="P4" style:family="paragraph" style:parent-style-name="Title">
      <style:text-properties officeooo:rsid="00250993" officeooo:paragraph-rsid="00250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oosing to Dance</text:p>
      <text:p text:style-name="P3">Summary</text:p>
      <text:p text:style-name="P1"/>
      <text:p text:style-name="P2">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40:14.761472485</dc:date>
    <meta:editing-duration>PT2M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3" meta:word-count="5" meta:character-count="33" meta:non-whitespace-character-count="31"/>
  </office:meta>
</office:document-meta>
</file>